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15" office:value-type="string" calcext:value-type="string">
            <text:p>해리포터 마법사의 돌</text:p>
          </table:table-cell>
          <table:table-cell table:style-name="ce20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15" office:value-type="string" calcext:value-type="string">
            <text:p>해리포터 비밀의 방 1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15" office:value-type="string" calcext:value-type="string">
            <text:p>해리포터 비밀의 방 2</text:p>
          </table:table-cell>
          <table:covered-table-cell table:style-name="ce24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5" office:value-type="string" calcext:value-type="string">
            <text:p>해리포터 아즈카반의 죄수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5" office:value-type="string" calcext:value-type="string">
            <text:p>해리포터 불의 잔 1</text:p>
          </table:table-cell>
          <table:table-cell table:style-name="ce20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그 것이 이야기 중에 반복적 으로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15" office:value-type="string" calcext:value-type="string">
            <text:p>해리포터 불의 잔 2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5" office:value-type="string" calcext:value-type="string">
            <text:p>해리포터 불의 잔 3</text:p>
          </table:table-cell>
          <table:covered-table-cell table:style-name="ce24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15" office:value-type="string" calcext:value-type="string">
            <text:p>해리포터 불의 잔 4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15" office:value-type="string" calcext:value-type="string">
            <text:p>해리포터 불사조 기사단 1</text:p>
          </table:table-cell>
          <table: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2</text:p>
          </table:table-cell>
          <table: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3</text:p>
          </table:table-cell>
          <table: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4</text:p>
          </table:table-cell>
          <table:table-cell table:style-name="ce24"/>
        </table:table-row>
        <table:table-row table:style-name="ro1" table:number-rows-repeated="2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14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22:17:29.64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7T22:17:56.947000000</dc:date>
    <meta:editing-duration>PT23H17M40S</meta:editing-duration>
    <meta:editing-cycles>431</meta:editing-cycles>
    <meta:document-statistic meta:table-count="1" meta:cell-count="6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